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32.74pt" svg:y="40.59pt">
            <draw:object draw:notify-on-update-of-ranges="Sheet1.A1:Sheet1.A1 Sheet1.A2:Sheet1.A3 Sheet1.B1:Sheet1.B1 Sheet1.B2:Sheet1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35.97pt" svg:y="319.61pt">
            <draw:object draw:notify-on-update-of-ranges="Sheet1.A15:Sheet1.A15 Sheet1.A16:Sheet1.A17 Sheet1.B15:Sheet1.B15 Sheet1.B16:Sheet1.B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ropor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70270" calcext:value-type="float">
            <text:p>7070270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29730" calcext:value-type="float">
            <text:p>2929730</text:p>
          </table:table-cell>
          <table:table-cell office:value-type="float" office:value="0.293" calcext:value-type="float">
            <text:p>0.293</text:p>
          </table:table-cell>
        </table:table-row>
        <table:table-row table:style-name="ro1" table:number-rows-repeated="11"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(x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07" calcext:value-type="float">
            <text:p>0.7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93" calcext:value-type="float">
            <text:p>0.29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5:24:03.473963126</meta:creation-date>
    <dc:date>2018-11-11T20:33:19.640736437</dc:date>
    <meta:editing-duration>PT4H59M6S</meta:editing-duration>
    <meta:editing-cycles>1</meta:editing-cycles>
    <meta:document-statistic meta:table-count="1" meta:cell-count="15" meta:object-count="2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DDH</text:p>
        </chart:title>
        <chart:legend chart:legend-position="end" svg:x="14.398cm" svg:y="4.201cm" style:legend-expansion="high" chart:style-name="ch3"/>
        <chart:plot-area chart:style-name="ch4" table:cell-range-address="Sheet1.A1:Sheet1.B3" chart:data-source-has-labels="both" svg:x="1.331cm" svg:y="1.275cm" svg:width="12.747cm" svg:height="6.564cm">
          <chartooo:coordinate-region svg:x="2.878cm" svg:y="1.474cm" svg:width="11.2cm" svg:height="5.718cm"/>
          <chart:axis chart:dimension="x" chart:name="primary-x" chart:style-name="ch5" chartooo:axis-type="auto">
            <chartooo:date-scale/>
            <chart:title svg:x="7.567cm" svg:y="8.019cm" chart:style-name="ch6">
              <text:p>x</text:p>
            </chart:title>
            <chart:categories table:cell-range-address="Sheet1.A2:Sheet1.A3"/>
          </chart:axis>
          <chart:axis chart:dimension="y" chart:name="primary-y" chart:style-name="ch7">
            <chart:title svg:x="0.451cm" svg:y="5.051cm" chart:style-name="ch8">
              <text:p>Count</text:p>
            </chart:title>
            <chart:grid chart:style-name="ch9" chart:class="major"/>
          </chart:axis>
          <chart:series chart:style-name="ch10" chart:values-cell-range-address="Sheet1.B2:Sheet1.B3" chart:label-cell-address="Sheet1.B1:Sheet1.B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A2:Sheet1.A3</svg:desc>
                </draw:g>
              </table:table-cell>
              <table:table-cell office:value-type="float" office:value="7070270">
                <text:p>7070270</text:p>
                <draw:g>
                  <svg:desc>Sheet1.B2:Sheet1.B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929730">
                <text:p>29297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8cm" svg:y="0.316cm" chart:style-name="ch2">
          <text:p>PDF</text:p>
        </chart:title>
        <chart:legend chart:legend-position="end" svg:x="14.61cm" svg:y="4.201cm" style:legend-expansion="high" chart:style-name="ch3"/>
        <chart:plot-area chart:style-name="ch4" table:cell-range-address="Sheet1.A15:Sheet1.B17" chart:data-source-has-labels="both" svg:x="1.331cm" svg:y="1.275cm" svg:width="12.959cm" svg:height="6.564cm">
          <chartooo:coordinate-region svg:x="2.058cm" svg:y="1.474cm" svg:width="12.232cm" svg:height="5.718cm"/>
          <chart:axis chart:dimension="x" chart:name="primary-x" chart:style-name="ch5" chartooo:axis-type="auto">
            <chartooo:date-scale/>
            <chart:title svg:x="7.673cm" svg:y="8.019cm" chart:style-name="ch6">
              <text:p>x</text:p>
            </chart:title>
            <chart:categories table:cell-range-address="Sheet1.A16:Sheet1.A17"/>
          </chart:axis>
          <chart:axis chart:dimension="y" chart:name="primary-y" chart:style-name="ch7">
            <chart:title svg:x="0.451cm" svg:y="4.905cm" chart:style-name="ch8">
              <text:p>P(x)</text:p>
            </chart:title>
            <chart:grid chart:style-name="ch9" chart:class="major"/>
          </chart:axis>
          <chart:series chart:style-name="ch10" chart:values-cell-range-address="Sheet1.B16:Sheet1.B17" chart:label-cell-address="Sheet1.B15:Sheet1.B15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x)</text:p>
                <draw:g>
                  <svg:desc>Sheet1.B15:Sheet1.B1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A16:Sheet1.A17</svg:desc>
                </draw:g>
              </table:table-cell>
              <table:table-cell office:value-type="float" office:value="0.707">
                <text:p>0.707</text:p>
                <draw:g>
                  <svg:desc>Sheet1.B16:Sheet1.B17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93">
                <text:p>0.2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